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break-before="page"/>
    </style:style>
    <style:style style:name="P2" style:family="paragraph" style:parent-style-name="Text_20_body" style:list-style-name="WWNum7"/>
    <style:style style:name="P3" style:family="paragraph" style:parent-style-name="Text_20_body" style:list-style-name="WWNum9"/>
    <style:style style:name="P4" style:family="paragraph" style:parent-style-name="Standard" style:list-style-name="WWNum8"/>
    <style:style style:name="P5" style:family="paragraph" style:parent-style-name="Heading_20_6" style:list-style-name="WWNum2"/>
    <style:style style:name="P6" style:family="paragraph" style:parent-style-name="Heading_20_6" style:list-style-name="WWNum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6133892" text:style-name="WWNum1">
        <text:list-item>
          <text:h text:style-name="P1" text:outline-level="1">Development Process during Maintenance:</text:h>
        </text:list-item>
      </text:list>
      <text:p text:style-name="Text_20_body"/>
      <text:list xml:id="list1312825340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5" text:outline-level="6"><text:bookmark-start text:name="__RefHeading__225_1285359945"/>Git branching model:<text:bookmark-end text:name="__RefHeading__225_1285359945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Reference: <text:a xlink:type="simple" xlink:href="http://nvie.com/posts/a-successful-git-branching-model/"><text:span text:style-name="Internet_20_link">http://nvie.com/posts/a-successful-git-branching-model/</text:span></text:a></text:p>
      <text:p text:style-name="Text_20_body"/>
      <text:p text:style-name="Text_20_body">The central repository holds two main branches with an infinite lifetime:</text:p>
      <text:list xml:id="list488241934" text:style-name="WWNum7">
        <text:list-item>
          <text:p text:style-name="P2">develop</text:p>
        </text:list-item>
        <text:list-item>
          <text:p text:style-name="P2">master</text:p>
        </text:list-item>
      </text:list>
      <text:p text:style-name="Standard"/>
      <text:p text:style-name="Standard">For every new feature a separate branch will be created. The lifespan of this branch will be the feature development time. e.g “forum” branch for the discussion forum feature.</text:p>
      <text:p text:style-name="Standard"/>
      <text:list xml:id="list482163489" text:continue-list="list144613389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6" text:outline-level="6"><text:bookmark-start text:name="__RefHeading__307_1106261662"/>Developing a new feature:<text:bookmark-end text:name="__RefHeading__307_1106261662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Development of a new feature will be done by the development team.</text:p>
      <text:p text:style-name="Standard"/>
      <text:p text:style-name="Standard">An example of a new feature is the “Discussion Forum” section of the web site.</text:p>
      <text:p text:style-name="Standard"/>
      <text:list xml:id="list1505054212" text:style-name="WWNum8">
        <text:list-item>
          <text:p text:style-name="P4">Development will happen on the development team's own server</text:p>
        </text:list-item>
        <text:list-item>
          <text:p text:style-name="P4">The development team will work on the “forum” feature branch of the git repository. Srijan will manage the Git repository.</text:p>
        </text:list-item>
        <text:list-item>
          <text:p text:style-name="P4">After the development of the feature is complete the dev team will give a demo of the feature on their development server.</text:p>
        </text:list-item>
        <text:list-item>
          <text:p text:style-name="P4">The clients will then do a round of UAT.</text:p>
        </text:list-item>
        <text:list-item>
          <text:p text:style-name="P4">The feature is not merged into the develop branch until the clients accept all the stories.</text:p>
        </text:list-item>
      </text:list>
      <text:list xml:id="list1844591647" text:continue-list="list482163489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6" text:outline-level="6"><text:bookmark-start text:name="__RefHeading__309_1106261662"/>Merging the feature into the <text:bookmark-start text:name="__DdeLink__229_1285359945"/>main<text:bookmark-end text:name="__DdeLink__229_1285359945"/>tenance branch:<text:bookmark-end text:name="__RefHeading__309_1106261662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533251681" text:style-name="WWNum9">
        <text:list-item>
          <text:p text:style-name="P3">Srijan will take DB backups of DEV, STAGING and LIVE <text:a xlink:type="simple" xlink:href="mailto:ekn-test@ekn.codespry.com">ekn-test@ekn.codespry.com</text:a> - ~/backup</text:p>
        </text:list-item>
        <text:list-item>
          <text:p text:style-name="P3">When Sopantech confirms that feateure is ready to be pushed, Srijan will push to the “forum” branch</text:p>
        </text:list-item>
        <text:list-item>
          <text:p text:style-name="P3">Srijan will merge the “forum” branch into the “develop” branch.</text:p>
        </text:list-item>
        <text:list-item>
          <text:p text:style-name="P3">In case of any conflict, Srijan will take the initiative to resolve the conflict in co-ordination with Sopantech.</text:p>
        </text:list-item>
        <text:list-item>
          <text:p text:style-name="P3">Srijan will provide the development team, access to the staging server.</text:p>
        </text:list-item>
        <text:list-item>
          <text:p text:style-name="P3">Sopantech will then make the necessary DB changes and the configuration changes on the staging server.</text:p>
        </text:list-item>
        <text:list-item>
          <text:p text:style-name="P3">Sopantech will do a “sanity QA” and give a Client Demo to ensure that the integration of the new feature has not broken any existing section of the web site.</text:p>
        </text:list-item>
        <text:list-item>
          <text:p text:style-name="P3"><text:soft-page-break/>Srijan's QA team will do a round of “integration QA” on the staging server.</text:p>
        </text:list-item>
        <text:list-item>
          <text:p text:style-name="P3">In case of issues, Srijan will take the initiative to resolve the issue in co-ordination with Sopantech.</text:p>
        </text:list-item>
        <text:list-item>
          <text:p text:style-name="P3">After the Srijan's QA team closes all the stories the feature will be then deployed on the LIVE server.</text:p>
        </text:list-item>
        <text:list-item>
          <text:p text:style-name="P3">Again, Srijan will merge and pull the code to Master branch</text:p>
        </text:list-item>
        <text:list-item>
          <text:p text:style-name="P3">Srijan will make DB updates to LIVE.</text:p>
        </text:list-item>
        <text:list-item>
          <text:p text:style-name="P3">Srijan will do a round of “LIVE QA”</text:p>
        </text:list-item>
        <text:list-item>
          <text:p text:style-name="P3">Srijan will provide Sopantech access to the LIVE server, so that they may make their <text:s/>DB updates on the LIVE server.</text:p>
        </text:list-item>
        <text:list-item>
          <text:p text:style-name="P3">Sopantech will do a round of “LIVE QA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1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24:55</meta:creation-date>
    <dc:date>2012-11-29T22:18:23</dc:date>
    <meta:editing-duration>PT1M37S</meta:editing-duration>
    <meta:editing-cycles>5</meta:editing-cycles>
    <meta:generator>LibreOffice/3.5$Linux_x86 LibreOffice_project/350m1$Build-2</meta:generator>
    <dc:creator>Prabhu Singh</dc:creator>
    <meta:document-statistic meta:table-count="0" meta:image-count="0" meta:object-count="0" meta:page-count="2" meta:paragraph-count="31" meta:word-count="407" meta:character-count="2309" meta:non-whitespace-character-count="196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post Dharamshala Release 3 - Integration iteration 1" VL:creator="Prabhu Singh" dc:date-time="2012-11-29T22:17:04"/>
  <VL:version-entry VL:title="Version2" VL:comment="Automatically saved version" VL:creator="Prabhu Singh" dc:date-time="2012-11-29T22:17:40"/>
  <VL:version-entry VL:title="Version3" VL:comment="Automatically saved version" VL:creator="Prabhu Singh" dc:date-time="2012-11-29T22:18:24"/>
</VL:version-list>
</file>